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78in"/>
    </style:style>
    <style:style style:name="co3" style:family="table-column">
      <style:table-column-properties fo:break-before="auto" style:column-width="7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newsinfo.inquirer.net/1304791/who-indoor-airborne-spread-of-coronavirus-possible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['&quot;;[.B9];&quot;',&quot;)" office:value-type="string" office:string-value="['https://newsinfo.inquirer.net/1304791/who-indoor-airborne-spread-of-coronavirus-possible'," calcext:value-type="string">
            <text:p>['https://newsinfo.inquirer.net/1304791/who-indoor-airborne-spread-of-coronavirus-possible',</text:p>
          </table:table-cell>
        </table:table-row>
        <table:table-row table:style-name="ro1">
          <table:table-cell/>
          <table:table-cell office:value-type="string" calcext:value-type="string">
            <text:p>https://www.theguardian.com/world/live/2020/jul/10/coronavirus-live-news-global-update-cases-bolivia-president-covid-19-positive-south-africa-brazil-president-jair-bolsonaro-latest-updatescoronavirus-live-news-bolivia-president-tests-positive-as-south-africa-sees-record-case-rise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'&quot;;[.B10];&quot;',&quot;)" office:value-type="string" office:string-value="'https://www.theguardian.com/world/live/2020/jul/10/coronavirus-live-news-global-update-cases-bolivia-president-covid-19-positive-south-africa-brazil-president-jair-bolsonaro-latest-updatescoronavirus-live-news-bolivia-president-tests-positive-as-south-africa-sees-record-case-rise'," calcext:value-type="string">
            <text:p>'https://www.theguardian.com/world/live/2020/jul/10/coronavirus-live-news-global-update-cases-bolivia-president-covid-19-positive-south-africa-brazil-president-jair-bolsonaro-latest-updatescoronavirus-live-news-bolivia-president-tests-positive-as-south-africa-sees-record-case-rise',</text:p>
          </table:table-cell>
        </table:table-row>
        <table:table-row table:style-name="ro1">
          <table:table-cell/>
          <table:table-cell office:value-type="string" calcext:value-type="string">
            <text:p>https://www.wsj.com/articles/oil-went-below-0-some-think-it-will-rebound-to-150-one-day-11594287002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'&quot;;[.B11];&quot;',&quot;)" office:value-type="string" office:string-value="'https://www.wsj.com/articles/oil-went-below-0-some-think-it-will-rebound-to-150-one-day-11594287002'," calcext:value-type="string">
            <text:p>'https://www.wsj.com/articles/oil-went-below-0-some-think-it-will-rebound-to-150-one-day-11594287002',</text:p>
          </table:table-cell>
        </table:table-row>
        <table:table-row table:style-name="ro1">
          <table:table-cell/>
          <table:table-cell office:value-type="string" calcext:value-type="string">
            <text:p>https://www.cnbc.com/2020/07/09/disney-reopening-this-week-even-as-coronavirus-cases-spike-in-florida.html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'&quot;;[.B12];&quot;',&quot;)" office:value-type="string" office:string-value="'https://www.cnbc.com/2020/07/09/disney-reopening-this-week-even-as-coronavirus-cases-spike-in-florida.html'," calcext:value-type="string">
            <text:p>'https://www.cnbc.com/2020/07/09/disney-reopening-this-week-even-as-coronavirus-cases-spike-in-florida.html',</text:p>
          </table:table-cell>
        </table:table-row>
        <table:table-row table:style-name="ro1">
          <table:table-cell/>
          <table:table-cell office:value-type="string" calcext:value-type="string">
            <text:p>https://www.cnbc.com/2020/07/09/who-warns-the-coronavirus-is-getting-worse-continues-to-accelerate.html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'&quot;;[.B13];&quot;',&quot;)" office:value-type="string" office:string-value="'https://www.cnbc.com/2020/07/09/who-warns-the-coronavirus-is-getting-worse-continues-to-accelerate.html'," calcext:value-type="string">
            <text:p>'https://www.cnbc.com/2020/07/09/who-warns-the-coronavirus-is-getting-worse-continues-to-accelerate.html',</text:p>
          </table:table-cell>
        </table:table-row>
        <table:table-row table:style-name="ro1">
          <table:table-cell/>
          <table:table-cell office:value-type="string" calcext:value-type="string">
            <text:p>http://feeds.foxbusiness.com/~r/foxbusiness/latest/~3/y4ny8VF4PX0/us-stocks-july-9-2020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'&quot;;[.B14];&quot;',&quot;)" office:value-type="string" office:string-value="'http://feeds.foxbusiness.com/~r/foxbusiness/latest/~3/y4ny8VF4PX0/us-stocks-july-9-2020'," calcext:value-type="string">
            <text:p>'http://feeds.foxbusiness.com/~r/foxbusiness/latest/~3/y4ny8VF4PX0/us-stocks-july-9-2020',</text:p>
          </table:table-cell>
        </table:table-row>
        <table:table-row table:style-name="ro1">
          <table:table-cell/>
          <table:table-cell office:value-type="string" calcext:value-type="string">
            <text:p>http://www.marketwatch.com/news/story.asp?guid=%7BAED11BCA-C218-11EA-B5C1-1D55841A4EF0%7D&amp;siteid=rss&amp;rss=1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'&quot;;[.B15];&quot;',&quot;)" office:value-type="string" office:string-value="'http://www.marketwatch.com/news/story.asp?guid=%7BAED11BCA-C218-11EA-B5C1-1D55841A4EF0%7D&amp;siteid=rss&amp;rss=1'," calcext:value-type="string">
            <text:p>'http://www.marketwatch.com/news/story.asp?guid=%7BAED11BCA-C218-11EA-B5C1-1D55841A4EF0%7D&amp;siteid=rss&amp;rss=1',</text:p>
          </table:table-cell>
        </table:table-row>
        <table:table-row table:style-name="ro1">
          <table:table-cell/>
          <table:table-cell office:value-type="string" calcext:value-type="string">
            <text:p>http://www.marketwatch.com/news/story.asp?guid=%7B0A9972CF-FF2C-4035-AA5B-3D557A0B7869%7D&amp;siteid=rss&amp;rss=1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'&quot;;[.B16];&quot;',&quot;)" office:value-type="string" office:string-value="'http://www.marketwatch.com/news/story.asp?guid=%7B0A9972CF-FF2C-4035-AA5B-3D557A0B7869%7D&amp;siteid=rss&amp;rss=1'," calcext:value-type="string">
            <text:p>'http://www.marketwatch.com/news/story.asp?guid=%7B0A9972CF-FF2C-4035-AA5B-3D557A0B7869%7D&amp;siteid=rss&amp;rss=1',</text:p>
          </table:table-cell>
        </table:table-row>
        <table:table-row table:style-name="ro1">
          <table:table-cell/>
          <table:table-cell office:value-type="string" calcext:value-type="string">
            <text:p>https://www.wsj.com/articles/vaccine-stock-soars-rewarding-investors-big-bet-11594294901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'&quot;;[.B17];&quot;',&quot;)" office:value-type="string" office:string-value="'https://www.wsj.com/articles/vaccine-stock-soars-rewarding-investors-big-bet-11594294901'," calcext:value-type="string">
            <text:p>'https://www.wsj.com/articles/vaccine-stock-soars-rewarding-investors-big-bet-11594294901',</text:p>
          </table:table-cell>
        </table:table-row>
        <table:table-row table:style-name="ro1">
          <table:table-cell/>
          <table:table-cell office:value-type="string" calcext:value-type="string">
            <text:p>https://www.bbc.co.uk/news/uk-england-kent-53349929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'&quot;;[.B18];&quot;',&quot;)" office:value-type="string" office:string-value="'https://www.bbc.co.uk/news/uk-england-kent-53349929'," calcext:value-type="string">
            <text:p>'https://www.bbc.co.uk/news/uk-england-kent-53349929',</text:p>
          </table:table-cell>
        </table:table-row>
        <table:table-row table:style-name="ro1">
          <table:table-cell/>
          <table:table-cell office:value-type="string" calcext:value-type="string">
            <text:p>http://feeds.foxnews.com/~r/foxnews/national/~3/45WkRCxllyI/health-official-trump-rally-likely-source-virus-surge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'&quot;;[.B19];&quot;',&quot;)" office:value-type="string" office:string-value="'http://feeds.foxnews.com/~r/foxnews/national/~3/45WkRCxllyI/health-official-trump-rally-likely-source-virus-surge'," calcext:value-type="string">
            <text:p>'http://feeds.foxnews.com/~r/foxnews/national/~3/45WkRCxllyI/health-official-trump-rally-likely-source-virus-surge',</text:p>
          </table:table-cell>
        </table:table-row>
        <table:table-row table:style-name="ro1">
          <table:table-cell/>
          <table:table-cell office:value-type="string" calcext:value-type="string">
            <text:p>https://www.nytimes.com/2020/07/09/us/politics/trump-supreme-court-appointees.html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'&quot;;[.B20];&quot;']&quot;)" office:value-type="string" office:string-value="'https://www.nytimes.com/2020/07/09/us/politics/trump-supreme-court-appointees.html']" calcext:value-type="string">
            <text:p>'https://www.nytimes.com/2020/07/09/us/politics/trump-supreme-court-appointees.html'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21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22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23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24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25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26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27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28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29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30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31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32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33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34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35];&quot;',&quot;)" office:value-type="string" office:string-value="'',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NCATENATE(&quot;'&quot;;[.B36];&quot;']&quot;)" office:value-type="string" office:string-value="'']" calcext:value-type="string">
            <text:p>'']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9T18:51:23.374517623</meta:creation-date>
    <dc:date>2020-07-09T19:39:12.506441976</dc:date>
    <meta:editing-duration>PT47M49S</meta:editing-duration>
    <meta:editing-cycles>4</meta:editing-cycles>
    <meta:generator>LibreOffice/6.4.4.2$Linux_X86_64 LibreOffice_project/40$Build-2</meta:generator>
    <meta:document-statistic meta:table-count="1" meta:cell-count="68" meta:object-count="0"/>
  </office:meta>
</office:document-meta>
</file>